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afbfa" officeooo:paragraph-rsid="001afbf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8b04" officeooo:paragraph-rsid="001c8b0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be41" officeooo:paragraph-rsid="001dbe4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472d" officeooo:paragraph-rsid="001e472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3903" officeooo:paragraph-rsid="001f390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dbe41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dbe41" officeooo:paragraph-rsid="001dbe41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472d" officeooo:paragraph-rsid="001e472d" style:font-size-asian="10.5pt" style:font-weight-asian="normal" style:font-size-complex="12pt" style:font-weight-complex="normal"/>
    </style:style>
    <style:style style:name="T1" style:family="text">
      <style:text-properties officeooo:rsid="001dbe41"/>
    </style:style>
    <style:style style:name="T2" style:family="text">
      <style:text-properties fo:font-size="12pt" style:text-underline-style="none" fo:font-weight="normal" officeooo:rsid="001dbe41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bold" officeooo:rsid="001dbe41" style:font-size-asian="10.5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be41" style:font-weight-asian="bold" style:font-weight-complex="bold"/>
    </style:style>
    <style:style style:name="T6" style:family="text">
      <style:text-properties fo:font-weight="bold" officeooo:rsid="001f3903" style:font-weight-asian="bold" style:font-weight-complex="bold"/>
    </style:style>
    <style:style style:name="T7" style:family="text">
      <style:text-properties fo:font-weight="bold" officeooo:rsid="00227c95" style:font-weight-asian="bold" style:font-weight-complex="bold"/>
    </style:style>
    <style:style style:name="T8" style:family="text">
      <style:text-properties officeooo:rsid="001e472d"/>
    </style:style>
    <style:style style:name="T9" style:family="text">
      <style:text-properties officeooo:rsid="001f3903"/>
    </style:style>
    <style:style style:name="T10" style:family="text">
      <style:text-properties officeooo:rsid="00227c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1</text:p>
      <text:p text:style-name="P1"/>
      <text:p text:style-name="P2">Explanation of encryption algorithm:</text:p>
      <text:p text:style-name="P2"/>
      <text:p text:style-name="P6"><text:span text:style-name="T2">The encryption script in Encrypt.py is based on </text:span><text:span text:style-name="T3">differential XORing</text:span><text:span text:style-name="T2"> of bit blocks. The plaintext</text:span> file is scanned in blocks of <text:span text:style-name="T5">64</text:span> bits <text:span text:style-name="T1">and</text:span> the output produced for each block is made a function of the output for the previous block.</text:p>
      <text:p text:style-name="P2"/>
      <text:p text:style-name="P3">The encryption script requires a <text:span text:style-name="T4">key</text:span> and a <text:span text:style-name="T4">passphrase.</text:span></text:p>
      <text:p text:style-name="P7"/>
      <text:p text:style-name="P3">Passphrase is used as <text:span text:style-name="T4">initialization vector (IV)</text:span>. </text:p>
      <text:p text:style-name="P3"/>
      <text:p text:style-name="P3">The plaintext file is scanned in bit blocks, with each block being of size BLOCKSIZE (here BLOCKSIZE = 64).</text:p>
      <text:p text:style-name="P2"/>
      <text:p text:style-name="P2">Since the size of <text:span text:style-name="T1">plaintext</text:span> in bits may not be an integral multiple of BLOCKSIZE, appropriate number of <text:span text:style-name="T1">0</text:span> bytes <text:span text:style-name="T1">are appended to the last block to make its size same as BLOCKSIZE.</text:span></text:p>
      <text:p text:style-name="P2"/>
      <text:p text:style-name="P2"><text:span text:style-name="T1">E</text:span>ach bit block read from the message file is first XORed with the key and then with the output produced for the previous bit block.</text:p>
      <text:p text:style-name="P2"/>
      <text:p text:style-name="P2"/>
      <text:p text:style-name="P3">Let bi represent blocks of plaintext and Bi <text:span text:style-name="T8">represent corresponding blocks of ciphertext.</text:span></text:p>
      <text:p text:style-name="P3"/>
      <text:p text:style-name="P4">Then:</text:p>
      <text:p text:style-name="P4"/>
      <text:p text:style-name="P4">B1 = <text:span text:style-name="T9">b1 </text:span><text:span text:style-name="T6">xor</text:span><text:span text:style-name="T9"> key </text:span><text:span text:style-name="T6">xor</text:span><text:span text:style-name="T9"> IV</text:span></text:p>
      <text:p text:style-name="P5">B2 = <text:span text:style-name="T10">b2 </text:span><text:span text:style-name="T7">xor</text:span><text:span text:style-name="T10"> key </text:span><text:span text:style-name="T7">xor</text:span><text:span text:style-name="T10"> B1 = </text:span>b2 <text:span text:style-name="T4">xor</text:span> b1 <text:span text:style-name="T4">xor</text:span> key <text:span text:style-name="T4">xor</text:span> IV</text:p>
      <text:p text:style-name="P5">B3 = <text:span text:style-name="T10">b3 </text:span><text:span text:style-name="T7">xor</text:span><text:span text:style-name="T10"> key </text:span><text:span text:style-name="T7">xor</text:span><text:span text:style-name="T10"> B2 = </text:span>b3 <text:span text:style-name="T4">xor</text:span> b2 <text:span text:style-name="T4">xor</text:span> b1 <text:span text:style-name="T4">xor</text:span> key <text:span text:style-name="T4">xor</text:span> IV</text:p>
      <text:p text:style-name="P5">B4 = <text:span text:style-name="T10">b4 </text:span><text:span text:style-name="T7">xor</text:span><text:span text:style-name="T10"> key </text:span><text:span text:style-name="T7">xor</text:span><text:span text:style-name="T10"> B3 = </text:span>b4 <text:span text:style-name="T4">xor</text:span> b3 <text:span text:style-name="T4">xor</text:span> b2 <text:span text:style-name="T4">xor</text:span> b1 <text:span text:style-name="T4">xor</text:span> key <text:span text:style-name="T4">xor</text:span> IV</text:p>
      <text:p text:style-name="P5">B5 = <text:span text:style-name="T10">b5 </text:span><text:span text:style-name="T7">xor</text:span><text:span text:style-name="T10"> key </text:span><text:span text:style-name="T7">xor</text:span><text:span text:style-name="T10"> B4 = </text:span>b5 <text:span text:style-name="T4">xor</text:span> b4 <text:span text:style-name="T4">xor</text:span> b3 <text:span text:style-name="T4">xor</text:span> b2 <text:span text:style-name="T4">xor</text:span> b1 <text:span text:style-name="T4">xor</text:span> key <text:span text:style-name="T4">xor</text:span> I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3:02:41.740965149</meta:creation-date>
    <dc:date>2019-09-20T16:52:05.591112937</dc:date>
    <meta:editing-duration>PT5H4M2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232" meta:character-count="1150" meta:non-whitespace-character-count="932"/>
  </office:meta>
</office:document-meta>
</file>